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"/>
  <manifest:file-entry manifest:full-path="Pictures/1000020100000567000001D08DBEB4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rbel4" svg:font-family="Corbel"/>
    <style:font-face style:name="ＭＳ Ｐゴシック1" svg:font-family="'ＭＳ Ｐゴシック'"/>
    <style:font-face style:name="Arial1" svg:font-family="Arial" style:font-pitch="variable"/>
    <style:font-face style:name="Corbel3" svg:font-family="Corbe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5" svg:font-family="Corbel" style:font-family-generic="swiss" style:font-pitch="variable"/>
    <style:font-face style:name="Corbel2" svg:font-family="Corbel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Road">
      <style:graphic-properties draw:textarea-vertical-align="middle"/>
    </style:style>
    <style:style style:name="gr2" style:family="graphic" style:parent-style-name="Observation">
      <style:graphic-properties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07cm"/>
    </style:style>
    <style:style style:name="gr9" style:family="graphic" style:parent-style-name="Projection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3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095cm"/>
    </style:style>
    <style:style style:name="pr2" style:family="presentation" style:parent-style-name="Default-notes">
      <style:graphic-properties draw:fill-color="#ffffff" draw:auto-grow-height="true" fo:min-height="11.429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nnected Corridors presentatio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859cm" svg:height="2.095cm" svg:x="1.269cm" svg:y="-2.34cm" presentation:class="title">
          <draw:text-box>
            <text:p>Stop&amp;Go model</text:p>
          </draw:text-box>
        </draw:frame>
        <draw:polyline draw:style-name="gr1" draw:text-style-name="P1" draw:layer="layout" svg:width="12.993cm" svg:height="6.47cm" svg:x="2.819cm" svg:y="0.868cm" svg:viewBox="0 0 12994 6471" draw:points="0,1310 0,6471 6523,6471 12994,0">
          <text:p/>
        </draw:polyline>
        <draw:custom-shape draw:style-name="gr2" draw:text-style-name="P1" draw:layer="layout" svg:width="0.524cm" svg:height="0.524cm" svg:x="1.22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4cm" svg:height="0.524cm" svg:x="3.32cm" svg:y="5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4cm" svg:height="0.524cm" svg:x="1.819cm" svg:y="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4cm" svg:height="0.524cm" svg:x="3.118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4cm" svg:height="0.524cm" svg:x="6.816cm" svg:y="7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4cm" svg:height="0.524cm" svg:x="14.216cm" svg:y="3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4cm" svg:height="0.524cm" svg:x="15.015cm" svg:y="2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4cm" svg:height="0.524cm" svg:x="12.714cm" svg:y="2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4cm" svg:height="0.524cm" svg:x="13.613cm" svg:y="1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21cm" svg:height="0.886cm" svg:x="0.032cm" svg:y="3.812cm">
          <draw:text-box>
            <text:p text:style-name="P2">t=1</text:p>
          </draw:text-box>
        </draw:frame>
        <draw:frame draw:style-name="gr4" draw:text-style-name="P2" draw:layer="layout" svg:width="1.466cm" svg:height="0.886cm" svg:x="0.231cm" svg:y="6.512cm">
          <draw:text-box>
            <text:p text:style-name="P2">t=2</text:p>
          </draw:text-box>
        </draw:frame>
        <draw:frame draw:style-name="gr5" draw:text-style-name="P2" draw:layer="layout" svg:width="1.425cm" svg:height="0.886cm" svg:x="3.632cm" svg:y="6.312cm">
          <draw:text-box>
            <text:p text:style-name="P2">t=3</text:p>
          </draw:text-box>
        </draw:frame>
        <draw:frame draw:style-name="gr4" draw:text-style-name="P2" draw:layer="layout" svg:width="1.466cm" svg:height="0.886cm" svg:x="3.831cm" svg:y="5.512cm">
          <draw:text-box>
            <text:p text:style-name="P2">t=4</text:p>
          </draw:text-box>
        </draw:frame>
        <draw:frame draw:style-name="gr6" draw:text-style-name="P2" draw:layer="layout" svg:width="1.443cm" svg:height="0.886cm" svg:x="7.431cm" svg:y="7.512cm">
          <draw:text-box>
            <text:p text:style-name="P2">t=5</text:p>
          </draw:text-box>
        </draw:frame>
        <draw:frame draw:style-name="gr7" draw:text-style-name="P2" draw:layer="layout" svg:width="1.475cm" svg:height="0.886cm" svg:x="11.432cm" svg:y="1.612cm">
          <draw:text-box>
            <text:p text:style-name="P2">t=6</text:p>
          </draw:text-box>
        </draw:frame>
        <draw:frame draw:style-name="gr8" draw:text-style-name="P2" draw:layer="layout" svg:width="1.407cm" svg:height="0.886cm" svg:x="15.733cm" svg:y="1.712cm">
          <draw:text-box>
            <text:p text:style-name="P2">t=7</text:p>
          </draw:text-box>
        </draw:frame>
        <draw:frame draw:style-name="gr4" draw:text-style-name="P2" draw:layer="layout" svg:width="1.466cm" svg:height="0.886cm" svg:x="14.934cm" svg:y="3.212cm">
          <draw:text-box>
            <text:p text:style-name="P2">t=8</text:p>
          </draw:text-box>
        </draw:frame>
        <draw:frame draw:style-name="gr7" draw:text-style-name="P2" draw:layer="layout" svg:width="1.475cm" svg:height="0.886cm" svg:x="13.434cm" svg:y="0.612cm">
          <draw:text-box>
            <text:p text:style-name="P2">t=9</text:p>
          </draw:text-box>
        </draw:frame>
        <draw:polyline draw:style-name="gr1" draw:text-style-name="P1" draw:layer="layout" svg:width="12.993cm" svg:height="6.47cm" svg:x="2.819cm" svg:y="10.268cm" svg:viewBox="0 0 12994 6471" draw:points="0,1310 0,6471 6523,6471 12994,0">
          <text:p/>
        </draw:polyline>
        <draw:custom-shape draw:style-name="gr2" draw:text-style-name="P1" draw:layer="layout" svg:width="0.524cm" svg:height="0.524cm" svg:x="1.221cm" svg:y="12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4cm" svg:height="0.524cm" svg:x="3.32cm" svg:y="15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4cm" svg:height="0.524cm" svg:x="1.819cm" svg:y="16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4cm" svg:height="0.524cm" svg:x="3.118cm" svg:y="15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4cm" svg:height="0.524cm" svg:x="6.816cm" svg:y="17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4cm" svg:height="0.524cm" svg:x="14.216cm" svg:y="12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4cm" svg:height="0.524cm" svg:x="15.015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4cm" svg:height="0.524cm" svg:x="12.714cm" svg:y="1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4cm" svg:height="0.524cm" svg:x="13.613cm" svg:y="11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21cm" svg:height="0.886cm" svg:x="0.032cm" svg:y="13.212cm">
          <draw:text-box>
            <text:p text:style-name="P2">t=1</text:p>
          </draw:text-box>
        </draw:frame>
        <draw:frame draw:style-name="gr4" draw:text-style-name="P2" draw:layer="layout" svg:width="1.466cm" svg:height="0.886cm" svg:x="0.231cm" svg:y="15.912cm">
          <draw:text-box>
            <text:p text:style-name="P2">t=2</text:p>
          </draw:text-box>
        </draw:frame>
        <draw:frame draw:style-name="gr5" draw:text-style-name="P2" draw:layer="layout" svg:width="1.425cm" svg:height="0.886cm" svg:x="3.632cm" svg:y="15.712cm">
          <draw:text-box>
            <text:p text:style-name="P2">t=3</text:p>
          </draw:text-box>
        </draw:frame>
        <draw:frame draw:style-name="gr4" draw:text-style-name="P2" draw:layer="layout" svg:width="1.466cm" svg:height="0.886cm" svg:x="3.831cm" svg:y="14.912cm">
          <draw:text-box>
            <text:p text:style-name="P2">t=4</text:p>
          </draw:text-box>
        </draw:frame>
        <draw:frame draw:style-name="gr6" draw:text-style-name="P2" draw:layer="layout" svg:width="1.443cm" svg:height="0.886cm" svg:x="7.431cm" svg:y="16.912cm">
          <draw:text-box>
            <text:p text:style-name="P2">t=5</text:p>
          </draw:text-box>
        </draw:frame>
        <draw:frame draw:style-name="gr7" draw:text-style-name="P2" draw:layer="layout" svg:width="1.475cm" svg:height="0.886cm" svg:x="11.432cm" svg:y="11.012cm">
          <draw:text-box>
            <text:p text:style-name="P2">t=6</text:p>
          </draw:text-box>
        </draw:frame>
        <draw:frame draw:style-name="gr8" draw:text-style-name="P2" draw:layer="layout" svg:width="1.407cm" svg:height="0.886cm" svg:x="15.733cm" svg:y="11.112cm">
          <draw:text-box>
            <text:p text:style-name="P2">t=7</text:p>
          </draw:text-box>
        </draw:frame>
        <draw:frame draw:style-name="gr4" draw:text-style-name="P2" draw:layer="layout" svg:width="1.466cm" svg:height="0.886cm" svg:x="14.934cm" svg:y="12.612cm">
          <draw:text-box>
            <text:p text:style-name="P2">t=8</text:p>
          </draw:text-box>
        </draw:frame>
        <draw:frame draw:style-name="gr7" draw:text-style-name="P2" draw:layer="layout" svg:width="1.475cm" svg:height="0.886cm" svg:x="13.434cm" svg:y="10.012cm">
          <draw:text-box>
            <text:p text:style-name="P2">t=9</text:p>
          </draw:text-box>
        </draw:frame>
        <draw:line draw:style-name="gr9" draw:text-style-name="P1" draw:layer="layout" svg:x1="1.457cm" svg:y1="12.993cm" svg:x2="2.819cm" svg:y2="12.993cm">
          <text:p/>
        </draw:line>
        <draw:line draw:style-name="gr9" draw:text-style-name="P1" draw:layer="layout" svg:x1="2.032cm" svg:y1="16.368cm" svg:x2="2.767cm" svg:y2="16.368cm">
          <text:p/>
        </draw:line>
        <draw:line draw:style-name="gr9" draw:text-style-name="P1" draw:layer="layout" svg:x1="2.792cm" svg:y1="16.372cm" svg:x2="3.542cm" svg:y2="15.643cm">
          <text:p/>
        </draw:line>
        <draw:line draw:style-name="gr9" draw:text-style-name="P1" draw:layer="layout" svg:x1="2.768cm" svg:y1="16.348cm" svg:x2="3.396cm" svg:y2="16.241cm">
          <text:p/>
        </draw:line>
        <draw:line draw:style-name="gr9" draw:text-style-name="P1" draw:layer="layout" svg:x1="7.088cm" svg:y1="16.791cm" svg:x2="7.017cm" svg:y2="17.419cm">
          <text:p/>
        </draw:line>
        <draw:line draw:style-name="gr9" draw:text-style-name="P1" draw:layer="layout" svg:x1="12.965cm" svg:y1="11.866cm" svg:x2="13.508cm" svg:y2="12.521cm">
          <text:p/>
        </draw:line>
        <draw:line draw:style-name="gr9" draw:text-style-name="P1" draw:layer="layout" svg:x1="14.741cm" svg:y1="11.342cm" svg:x2="15.284cm" svg:y2="11.997cm">
          <text:p/>
        </draw:line>
        <draw:line draw:style-name="gr9" draw:text-style-name="P1" draw:layer="layout" svg:x1="14.717cm" svg:y1="11.318cm" svg:x2="14.529cm" svg:y2="13.071cm">
          <text:p/>
        </draw:line>
        <draw:line draw:style-name="gr9" draw:text-style-name="P1" draw:layer="layout" svg:x1="14.692cm" svg:y1="11.294cm" svg:x2="13.927cm" svg:y2="11.29cm">
          <text:p/>
        </draw:line>
        <draw:frame draw:style-name="gr10" draw:text-style-name="P2" draw:layer="layout" svg:width="1.538cm" svg:height="0.886cm" svg:x="2.796cm" svg:y="11.135cm">
          <draw:text-box>
            <text:p text:style-name="P2">x=0</text:p>
          </draw:text-box>
        </draw:frame>
        <draw:line draw:style-name="gr11" draw:text-style-name="P1" draw:layer="layout" svg:x1="0.772cm" svg:y1="9.037cm" svg:x2="17.004cm" svg:y2="9.037cm">
          <text:p/>
        </draw:line>
        <presentation:notes draw:style-name="dp2">
          <office:forms form:automatic-focus="false" form:apply-design-mode="false"/>
          <draw:page-thumbnail draw:style-name="gr12" draw:layer="layout" svg:width="0.001cm" svg:height="0.001cm" svg:x="0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Corbel4" svg:font-family="Corbel"/>
    <style:font-face style:name="ＭＳ Ｐゴシック1" svg:font-family="'ＭＳ Ｐゴシック'"/>
    <style:font-face style:name="Arial1" svg:font-family="Arial" style:font-pitch="variable"/>
    <style:font-face style:name="Corbel3" svg:font-family="Corbe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5" svg:font-family="Corbel" style:font-family-generic="swiss" style:font-pitch="variable"/>
    <style:font-face style:name="Corbel2" svg:font-family="Corbel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3" style:font-size-asian="24pt" style:language-asian="zh" style:country-asian="CN" style:font-name-complex="Arial3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rbel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ulle" style:family="graphic" style:parent-style-name="standard">
      <style:graphic-properties svg:stroke-width="0.1cm" svg:stroke-color="#ff0000" draw:marker-start-width="0.35cm" draw:marker-end-width="0.35cm" draw:fill="none" draw:fill-image-width="0cm" draw:fill-image-height="0cm"/>
    </style:style>
    <style:style style:name="PipelineBox" style:family="graphic" style:parent-style-name="standard">
      <style:graphic-properties draw:fill-gradient-name="Gradient_20_7" draw:fill-hatch-name="Hatching_20_1" draw:fill-image-name="Bitmape_20_1"/>
    </style:style>
    <style:style style:name="Road" style:family="graphic" style:parent-style-name="objectwithoutfill">
      <style:graphic-properties svg:stroke-width="0.2cm" svg:stroke-color="#808080" draw:marker-start-width="0.5cm" draw:marker-end-width="0.5cm" draw:fill-gradient-name="Gradient_20_7" draw:fill-hatch-name="Hatching_20_1" draw:fill-image-name="Bitmape_20_1"/>
    </style:style>
    <style:style style:name="Observation" style:family="graphic" style:parent-style-name="standard">
      <style:graphic-properties draw:fill-color="#ff3333" draw:fill-gradient-name="Gradient_20_7" draw:fill-hatch-name="Hatching_20_1" draw:fill-image-name="Bitmape_20_1" draw:fill-image-width="0cm" draw:fill-image-height="0cm"/>
    </style:style>
    <style:style style:name="Projection" style:family="graphic" style:parent-style-name="objectwithoutfill">
      <style:graphic-properties svg:stroke-width="0.05cm" svg:stroke-color="#33a3a3" draw:marker-start-width="0.29cm" draw:marker-end-width="0.29cm" draw:fill-gradient-name="Gradient_20_7" draw:fill-hatch-name="Hatching_20_1" draw:fill-image-name="Bitmape_20_1"/>
    </style:style>
    <style:style style:name="ObservationFast" style:family="graphic">
      <style:graphic-properties draw:fill-color="#0047ff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font-name="Corbel4" fo:font-size="32pt" fo:letter-spacing="normal" fo:language="en" fo:country="US" fo:font-style="normal" fo:text-shadow="none" style:text-underline-style="none" fo:font-weight="normal" style:letter-kerning="true" style:font-name-asian="ＭＳ Ｐゴシック1" style:font-size-asian="32pt" style:language-asian="en" style:country-asian="US" style:font-style-asian="normal" style:font-weight-asian="normal" style:font-name-complex="ＭＳ Ｐゴシック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font-name="Corbel4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font-name="Corbel4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style:font-name="Corbel4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Arial2" fo:font-size="24pt" fo:letter-spacing="normal" fo:language="en" fo:country="US" fo:font-style="normal" fo:text-shadow="none" style:text-underline-style="none" fo:font-weight="normal" style:letter-kerning="true" style:font-name-asian="ＭＳ Ｐゴシック1" style:font-size-asian="24pt" style:language-asian="en" style:country-asian="US" style:font-style-asian="normal" style:font-weight-asian="normal" style:font-name-complex="ＭＳ Ｐゴシック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Corbel5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Corbel5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Corbel5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Corbel5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Corbel5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Corbel5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Corbel5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Corbel5" fo:font-size="44pt" fo:font-style="normal" fo:text-shadow="none" style:text-underline-style="none" fo:font-weight="bold" style:letter-kerning="true" style:font-name-asian="WenQuanYi Zen Hei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7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le_20_Slide-title">
      <style:graphic-properties draw:stroke="none" svg:stroke-width="0.026cm" draw:stroke-linejoin="miter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fo:min-height="1.314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1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hanging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orbel4" fo:font-size="75pt" fo:letter-spacing="normal" fo:font-style="normal" style:text-underline-style="none" fo:font-weight="bold" style:font-name-asian="ＭＳ Ｐゴシック1" style:font-size-asian="75pt" style:font-style-asian="normal" style:font-weight-asian="bold" style:font-name-complex="ＭＳ Ｐゴシック1" style:font-size-complex="75pt" style:font-style-complex="normal" style:font-weight-complex="bold"/>
    </style:style>
    <style:style style:name="MT3" style:family="text">
      <style:text-properties fo:color="#4c4c4c" style:font-name="Corbel5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4c4c4c" style:font-name="Corbel5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577cm" svg:height="7.047cm" svg:x="2.358cm" svg:y="2.397cm"/>
      <draw:page-thumbnail draw:layer="backgroundobjects" svg:width="6.577cm" svg:height="7.047cm" svg:x="2.358cm" svg:y="10.445cm"/>
      <draw:page-thumbnail draw:layer="backgroundobjects" svg:width="6.577cm" svg:height="7.047cm" svg:x="2.358cm" svg:y="18.493cm"/>
      <draw:page-thumbnail draw:layer="backgroundobjects" svg:width="6.577cm" svg:height="7.047cm" svg:x="12.653cm" svg:y="2.397cm"/>
      <draw:page-thumbnail draw:layer="backgroundobjects" svg:width="6.577cm" svg:height="7.047cm" svg:x="12.653cm" svg:y="10.445cm"/>
      <draw:page-thumbnail draw:layer="backgroundobjects" svg:width="6.577cm" svg:height="7.047cm" svg:x="12.653cm" svg:y="18.493cm"/>
    </style:handout-master>
    <style:master-page style:name="_31__5f_Title_20_Slide" style:display-name="1_Title Slide" style:page-layout-name="PM1" draw:style-name="Mdp1">
      <office:forms form:automatic-focus="false" form:apply-design-mode="false"/>
      <draw:frame draw:name="Title 1" presentation:style-name="Mpr1" draw:text-style-name="MP4" draw:layer="backgroundobjects" svg:width="22.012cm" svg:height="2.962cm" svg:x="1.692cm" svg:y="4.23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presentation:style-name="_31__5f_Title_20_Slide-outline1" draw:layer="backgroundobjects" svg:width="22.351cm" svg:height="11.049cm" svg:x="1.217cm" svg:y="2.702cm" presentation:class="outline" presentation:placeholder="true">
        <draw:text-box/>
      </draw:frame>
      <draw:frame draw:style-name="Mgr3" draw:text-style-name="MP5" draw:layer="backgroundobjects" svg:width="9.519cm" svg:height="3.193cm" svg:x="15.027cm" svg:y="14.803cm">
        <draw:image xlink:href="Pictures/1000020100000567000001D08DBEB4C2.png" xlink:type="simple" xlink:show="embed" xlink:actuate="onLoad">
          <text:p/>
        </draw:image>
      </draw:frame>
      <presentation:notes style:page-layout-name="PM2">
        <draw:page-thumbnail presentation:style-name="_31__5f_Title_20_Slide-title" draw:layer="backgroundobjects" svg:width="13.968cm" svg:height="10.476cm" svg:x="3.81cm" svg:y="2.123cm" presentation:class="page"/>
        <draw:frame presentation:style-name="_31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2.095cm" svg:x="1.269cm" svg:y="-2.34cm" presentation:class="title" presentation:placeholder="true">
        <draw:text-box/>
      </draw:frame>
      <draw:frame presentation:style-name="Default-outline1" draw:layer="backgroundobjects" svg:width="22.726cm" svg:height="11.049cm" svg:x="1.269cm" svg:y="2.757cm" presentation:class="outline" presentation:placeholder="true">
        <draw:text-box/>
      </draw:frame>
      <draw:frame presentation:style-name="Mpr4" draw:text-style-name="MP1" draw:layer="backgroundobjects" svg:width="5.917cm" svg:height="1.313cm" svg:x="1.269cm" svg:y="19.954cm" presentation:class="date-time">
        <draw:text-box>
          <text:p text:style-name="MP1"><text:span text:style-name="MT3"><presentation:date-time/></text:span></text:p>
        </draw:text-box>
      </draw:frame>
      <draw:frame presentation:style-name="Mpr5" draw:text-style-name="MP6" draw:layer="backgroundobjects" svg:width="8.05cm" svg:height="1.313cm" svg:x="8.685cm" svg:y="19.954cm" presentation:class="footer">
        <draw:text-box>
          <text:p text:style-name="MP6"><text:span text:style-name="MT4"><presentation:footer/></text:span></text:p>
        </draw:text-box>
      </draw:frame>
      <draw:frame presentation:style-name="Mpr5" draw:text-style-name="MP2" draw:layer="backgroundobjects" svg:width="5.917cm" svg:height="1.313cm" svg:x="18.21cm" svg:y="19.954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22T11:40:13</meta:creation-date>
    <meta:generator>LibreOffice/4.1.1.2$Linux_X86_64 LibreOffice_project/7e4286b58adc75a14f6d83f53a03b6c11fa2903</meta:generator>
    <dc:date>2014-02-05T13:58:16.770298445</dc:date>
    <meta:editing-duration>PT7H3M55S</meta:editing-duration>
    <meta:editing-cycles>68</meta:editing-cycles>
    <dc:description>
</dc:description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